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9" manifest:media-type="application/x-openoffice-gdimetafile;windows_formatname=&quot;GDIMetaFile&quot;"/>
  <manifest:file-entry manifest:full-path="ObjectReplacements/Object 20" manifest:media-type=""/>
  <manifest:file-entry manifest:full-path="ObjectReplacements/Object 18" manifest:media-type=""/>
  <manifest:file-entry manifest:full-path="ObjectReplacements/Object 1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="solid" draw:fill-color="#990000" draw:opacity="50%" draw:textarea-horizontal-align="justify" draw:textarea-vertical-align="middle" draw:auto-grow-height="false" fo:min-height="0.639cm" fo:min-width="0.516cm" draw:shadow-opacity="50%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0.48cm"/>
    </style:style>
    <style:style style:name="gr8" style:family="graphic" style:parent-style-name="Об_27_єкт_20_без_20_заповнення_20_і_20_ліній">
      <style:graphic-properties draw:textarea-vertical-align="middle" draw:ole-draw-aspect="1"/>
    </style:style>
    <style:style style:name="gr9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084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9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18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418cm" fo:min-width="0cm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textarea-vertical-align="middle" draw:auto-grow-height="false" fo:min-height="0.925cm" fo:min-width="0cm"/>
    </style:style>
    <style:style style:name="gr20" style:family="graphic" style:parent-style-name="standard">
      <style:graphic-properties svg:stroke-color="#000000" draw:fill="none" draw:textarea-vertical-align="middle" draw:auto-grow-height="false" fo:min-height="1.019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6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14.285cm"/>
    </style:style>
    <style:style style:name="gr26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5.56cm"/>
    </style:style>
    <style:style style:name="gr28" style:family="graphic" style:parent-style-name="objectwithoutfill">
      <style:graphic-properties draw:marker-end="Arrowhead_20_2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5pt" style:font-size-asian="15pt" style:font-size-complex="15pt"/>
    </style:style>
    <style:style style:name="P3" style:family="paragraph">
      <style:text-properties style:font-name="Courier New" fo:font-size="15pt" style:font-size-asian="15pt" style:font-size-complex="15pt"/>
    </style:style>
    <style:style style:name="P4" style:family="paragraph">
      <style:text-properties style:font-name="Courier New" fo:font-size="12pt" style:font-size-asian="12pt" style:font-size-complex="12pt"/>
    </style:style>
    <style:style style:name="P5" style:family="paragraph">
      <style:paragraph-properties fo:text-align="center"/>
      <style:text-properties style:font-name="Courier New" fo:font-size="12pt" style:font-size-asian="12pt" style:font-size-complex="12pt"/>
    </style:style>
    <style:style style:name="P6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urier New" fo:font-size="15pt" style:font-size-asian="15pt" style:font-size-complex="15pt"/>
    </style:style>
    <style:style style:name="T2" style:family="text">
      <style:text-properties style:font-name="Courier New" fo:font-size="12pt" style:font-size-asian="12pt" style:font-size-complex="12pt"/>
    </style:style>
    <style:style style:name="T3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g>
            <draw:custom-shape draw:style-name="gr1" draw:text-style-name="P2" draw:layer="layout" svg:width="1.143cm" svg:height="1.143cm" svg:x="4.455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2.92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2.925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2.925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2.92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2.925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6.347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7.363cm" svg:y="5.1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2.076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092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4.092cm" svg:y="5.19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" draw:text-style-name="P1" draw:layer="layout" svg:x1="7.396cm" svg:y1="5.064cm" svg:x2="7.65cm" svg:y2="4.175cm">
            <text:p/>
          </draw:line>
          <draw:line draw:style-name="gr3" draw:text-style-name="P1" draw:layer="layout" svg:x1="13.13cm" svg:y1="5.065cm" svg:x2="13.384cm" svg:y2="4.176cm">
            <text:p/>
          </draw:line>
          <draw:frame draw:style-name="gr4" draw:text-style-name="P3" draw:layer="layout" svg:width="13.208cm" svg:height="1.445cm" svg:x="4.302cm" svg:y="1.322cm">
            <draw:text-box>
              <text:p><text:span text:style-name="T1">River splitted into sectors</text:span></text:p>
              <text:p><text:span text:style-name="T1">Each sector contains some amount of fish</text:span></text:p>
            </draw:text-box>
          </draw:frame>
          <draw:custom-shape draw:style-name="gr5" draw:text-style-name="P1" draw:layer="layout" svg:width="0.254cm" svg:height="0.254cm" svg:x="7.577cm" svg:y="3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10.345cm" svg:height="1.445cm" svg:x="5.445cm" svg:y="6.588cm">
            <draw:text-box>
              <text:p><text:span text:style-name="T1">Each boat has to put its anchor</text:span></text:p>
              <text:p><text:span text:style-name="T1">in some predefined position</text:span></text:p>
            </draw:text-box>
          </draw:frame>
        </draw:g>
        <draw:g>
          <draw:g>
            <draw:custom-shape draw:style-name="gr1" draw:text-style-name="P2" draw:layer="layout" svg:width="1.143cm" svg:height="1.143cm" svg:x="4.455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9.82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9.826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9.826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9.82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9.826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5.699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6.715cm" svg:y="9.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1.43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2.446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446cm" svg:y="9.9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8.944cm">
            <draw:text-box>
              <text:p><text:span text:style-name="T1">Coverage = 5 + 3 + 2 + 1 + 3 = 14</text:span></text:p>
            </draw:text-box>
          </draw:frame>
          <draw:g>
            <draw:custom-shape draw:style-name="gr1" draw:text-style-name="P2" draw:layer="layout" svg:width="1.143cm" svg:height="1.143cm" svg:x="4.455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12.327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12.327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12.327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12.327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12.327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5.699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6.715cm" svg:y="12.4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2.63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646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4.646cm" svg:y="12.4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11.445cm">
            <draw:text-box>
              <text:p><text:span text:style-name="T1">Coverage = 5 + 3 + 1 + 3 + 8 = 20</text:span></text:p>
            </draw:text-box>
          </draw:frame>
          <draw:g>
            <draw:custom-shape draw:style-name="gr1" draw:text-style-name="P2" draw:layer="layout" svg:width="1.143cm" svg:height="1.143cm" svg:x="4.455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14.92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14.928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14.928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14.92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14.928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6.799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7.815cm" svg:y="15.0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0.33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1.346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2.346cm" svg:y="15.0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5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14.046cm">
            <draw:text-box>
              <text:p><text:span text:style-name="T1">Coverage = 3 + 4 + 6 + 2 + 1 = 16</text:span></text:p>
            </draw:text-box>
          </draw:frame>
        </draw:g>
        <draw:g>
          <draw:frame draw:style-name="gr8" draw:text-style-name="P1" draw:layer="layout" svg:width="1.875cm" svg:height="0.509cm" svg:x="2.2cm" svg:y="21.47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text-style-name="P1" draw:layer="layout" svg:width="0.42cm" svg:height="0.461cm" svg:x="4.633cm" svg:y="19.70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8" draw:text-style-name="P1" draw:layer="layout" svg:width="0.853cm" svg:height="0.216cm" svg:x="4.581cm" svg:y="21.0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text-style-name="P1" draw:layer="layout" svg:width="9.117cm" svg:height="0.509cm" svg:x="5.472cm" svg:y="23.409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8" draw:text-style-name="P1" draw:layer="layout" svg:width="13.432cm" svg:height="0.509cm" svg:x="4.6cm" svg:y="22.69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9" draw:text-style-name="P2" draw:layer="layout" svg:width="0.381cm" svg:height="4.572cm" svg:x="4.202cm" svg:y="19.43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4" draw:layer="layout" svg:width="10.15cm" svg:height="1.207cm" svg:x="5.482cm" svg:y="19.116cm">
            <draw:text-box>
              <text:p><text:span text:style-name="T2">in case if b &gt; index of the last boat</text:span></text:p>
              <text:p><text:span text:style-name="T2">(all boats successfully aligned)</text:span></text:p>
            </draw:text-box>
          </draw:frame>
          <draw:frame draw:style-name="gr11" draw:text-style-name="P4" draw:layer="layout" svg:width="8.118cm" svg:height="1.207cm" svg:x="5.482cm" svg:y="20.616cm">
            <draw:text-box>
              <text:p><text:span text:style-name="T2">in case if s &gt; boats[b].anchor</text:span></text:p>
              <text:p><text:span text:style-name="T2">(forbidden state)</text:span></text:p>
            </draw:text-box>
          </draw:frame>
          <draw:frame draw:style-name="gr12" draw:text-style-name="P4" draw:layer="layout" svg:width="3.042cm" svg:height="0.729cm" svg:x="4.462cm" svg:y="22.02cm">
            <draw:text-box>
              <text:p><text:span text:style-name="T2">Otherwise:</text:span></text:p>
            </draw:text-box>
          </draw:frame>
          <draw:frame draw:style-name="gr13" draw:text-style-name="P3" draw:layer="layout" svg:width="10.414cm" svg:height="0.729cm" svg:x="8.531cm" svg:y="25.852cm">
            <draw:text-box>
              <text:p><text:span text:style-name="T2">Amount of fish, covered by current boat</text:span></text:p>
            </draw:text-box>
          </draw:frame>
          <draw:frame draw:style-name="gr14" draw:text-style-name="P3" draw:layer="layout" svg:width="10.795cm" svg:height="1.207cm" svg:x="8.493cm" svg:y="26.647cm">
            <draw:text-box>
              <text:p><text:span text:style-name="T2">Solution of subproblem</text:span></text:p>
              <text:p><text:span text:style-name="T2">(for next boat, and new start position)</text:span></text:p>
            </draw:text-box>
          </draw:frame>
          <draw:frame draw:style-name="gr15" draw:text-style-name="P3" draw:layer="layout" svg:width="8.255cm" svg:height="1.27cm" svg:x="11.16cm" svg:y="24.649cm">
            <draw:text-box>
              <text:p><text:span text:style-name="T2">The interval of feasible start positions of the current boat</text:span></text:p>
            </draw:text-box>
          </draw:frame>
          <draw:frame draw:style-name="gr14" draw:text-style-name="P4" draw:layer="layout" svg:width="9.525cm" svg:height="1.207cm" svg:x="1.77cm" svg:y="17.246cm">
            <draw:text-box>
              <text:p><text:span text:style-name="T2">b – index of current boat</text:span></text:p>
              <text:p><text:span text:style-name="T2">s – start position inside river</text:span></text:p>
            </draw:text-box>
          </draw:frame>
          <draw:frame draw:style-name="gr16" draw:text-style-name="P4" draw:layer="layout" svg:width="2.026cm" svg:height="0.729cm" svg:x="1.541cm" svg:y="24.195cm">
            <draw:text-box>
              <text:p><text:span text:style-name="T2">Where:</text:span></text:p>
            </draw:text-box>
          </draw:frame>
          <draw:frame draw:style-name="gr8" draw:text-style-name="P1" draw:layer="layout" svg:width="8.499cm" svg:height="0.509cm" svg:x="1.635cm" svg:y="25.056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8" draw:text-style-name="P1" draw:layer="layout" svg:width="5.838cm" svg:height="0.509cm" svg:x="1.762cm" svg:y="25.94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text-style-name="P1" draw:layer="layout" svg:width="5.862cm" svg:height="0.509cm" svg:x="1.765cm" svg:y="26.907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17" draw:text-style-name="P5" draw:layer="layout" svg:width="0.635cm" svg:height="0.254cm" svg:x="10.398cm" svg:y="25.18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0.635cm" svg:height="0.254cm" svg:x="7.698cm" svg:y="26.0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0.635cm" svg:height="0.254cm" svg:x="7.698cm" svg:y="26.9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8" draw:text-style-name="P1" draw:layer="layout" svg:width="1.875cm" svg:height="0.509cm" svg:x="1.638cm" svg:y="38.99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8" draw:text-style-name="P1" draw:layer="layout" svg:width="0.42cm" svg:height="0.461cm" svg:x="4.071cm" svg:y="37.02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8" draw:text-style-name="P1" draw:layer="layout" svg:width="0.853cm" svg:height="0.216cm" svg:x="4.019cm" svg:y="38.367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ustom-shape draw:style-name="gr18" draw:text-style-name="P2" draw:layer="layout" svg:width="0.381cm" svg:height="4.924cm" svg:x="3.64cm" svg:y="36.75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4" draw:layer="layout" svg:width="10.15cm" svg:height="1.207cm" svg:x="4.92cm" svg:y="36.433cm">
            <draw:text-box>
              <text:p><text:span text:style-name="T2">in case if b &gt; index of the last boat</text:span></text:p>
              <text:p><text:span text:style-name="T2">(all boats successfully aligned)</text:span></text:p>
            </draw:text-box>
          </draw:frame>
          <draw:frame draw:style-name="gr11" draw:text-style-name="P4" draw:layer="layout" svg:width="8.118cm" svg:height="1.207cm" svg:x="4.92cm" svg:y="37.933cm">
            <draw:text-box>
              <text:p><text:span text:style-name="T2">in case if s &gt; boats[b].anchor</text:span></text:p>
              <text:p><text:span text:style-name="T2">(forbidden state)</text:span></text:p>
            </draw:text-box>
          </draw:frame>
          <draw:frame draw:style-name="gr12" draw:text-style-name="P4" draw:layer="layout" svg:width="3.042cm" svg:height="0.729cm" svg:x="3.8cm" svg:y="39.337cm">
            <draw:text-box>
              <text:p><text:span text:style-name="T2">Otherwise:</text:span></text:p>
            </draw:text-box>
          </draw:frame>
          <draw:g>
            <draw:frame draw:style-name="gr8" draw:text-style-name="P1" draw:layer="layout" svg:width="2.211cm" svg:height="0.509cm" svg:x="5.021cm" svg:y="40.394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8" draw:text-style-name="P1" draw:layer="layout" svg:width="12.127cm" svg:height="0.509cm" svg:x="5.022cm" svg:y="40.959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8" draw:text-style-name="P1" draw:layer="layout" svg:width="0.926cm" svg:height="0.466cm" svg:x="3.932cm" svg:y="40.647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custom-shape draw:style-name="gr19" draw:text-style-name="P1" draw:layer="layout" svg:width="0.254cm" svg:height="1.397cm" svg:x="4.848cm" svg:y="40.224cm">
              <text:p/>
              <draw:enhanced-geometry svg:viewBox="0 0 21600 21600" draw:glue-points="21600 0 0 10800 21600 21600" draw:text-areas="6350 ?f3 21600 ?f4" draw:type="left-bracket" draw:modifiers="3445.4935622317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0" draw:text-style-name="P1" draw:layer="layout" svg:width="0.254cm" svg:height="1.397cm" svg:x="17.002cm" svg:y="40.224cm">
              <text:p/>
              <draw:enhanced-geometry svg:viewBox="0 0 21600 21600" draw:glue-points="0 0 0 21600 21600 10800" draw:text-areas="0 ?f3 15150 ?f4" draw:type="right-bracket" draw:modifiers="1993.1330472103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</draw:g>
        <draw:g>
          <draw:g>
            <draw:frame draw:style-name="gr8" draw:text-style-name="P1" draw:layer="layout" svg:width="9.117cm" svg:height="0.509cm" svg:x="2.664cm" svg:y="30.412cm">
              <t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8" draw:text-style-name="P1" draw:layer="layout" svg:width="13.432cm" svg:height="0.509cm" svg:x="1.792cm" svg:y="29.702cm">
              <t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draw:g>
          <draw:g>
            <draw:frame draw:style-name="gr8" draw:text-style-name="P1" draw:layer="layout" svg:width="2.211cm" svg:height="0.509cm" svg:x="2.854cm" svg:y="32.92cm">
              <text:p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draw:style-name="gr8" draw:text-style-name="P1" draw:layer="layout" svg:width="12.127cm" svg:height="0.509cm" svg:x="2.855cm" svg:y="33.485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8" draw:text-style-name="P1" draw:layer="layout" svg:width="0.926cm" svg:height="0.466cm" svg:x="1.765cm" svg:y="33.173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custom-shape draw:style-name="gr19" draw:text-style-name="P1" draw:layer="layout" svg:width="0.254cm" svg:height="1.397cm" svg:x="2.681cm" svg:y="32.75cm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3445.4935622317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0" draw:text-style-name="P1" draw:layer="layout" svg:width="0.254cm" svg:height="1.397cm" svg:x="14.835cm" svg:y="32.75cm">
              <text:p/>
              <draw:enhanced-geometry svg:viewBox="0 0 21600 21600" draw:mirror-horizontal="false" draw:mirror-vertical="false" draw:glue-points="0 0 0 21600 21600 10800" draw:text-areas="0 ?f3 15150 ?f4" draw:type="right-bracket" draw:modifiers="1993.1330472103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  <draw:custom-shape draw:style-name="gr21" draw:text-style-name="P1" draw:layer="layout" svg:width="0.635cm" svg:height="1.143cm" svg:x="7.607cm" svg:y="31.453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22" draw:text-style-name="P3" draw:layer="layout" svg:width="0.502cm" svg:height="1.187cm" svg:x="23.86cm" svg:y="13.328cm">
          <draw:text-box>
            <text:p/>
          </draw:text-box>
        </draw:frame>
        <draw:g>
          <draw:g>
            <draw:custom-shape draw:style-name="gr2" draw:text-style-name="P1" draw:layer="layout" svg:width="1.016cm" svg:height="0.889cm" svg:x="24.813cm" svg:y="11.0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25.829cm" svg:y="11.0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3" draw:layer="layout" svg:width="2.407cm" svg:height="0.848cm" svg:x="24.679cm" svg:y="12.237cm">
            <draw:text-box>
              <text:p><text:span text:style-name="T1">boat_1</text:span></text:p>
            </draw:text-box>
          </draw:frame>
          <draw:frame draw:style-name="gr24" draw:text-style-name="P6" draw:layer="layout" svg:width="1.179cm" svg:height="0.886cm" svg:x="24.827cm" svg:y="10.953cm">
            <draw:text-box>
              <text:p><text:span text:style-name="T3">L1</text:span></text:p>
            </draw:text-box>
          </draw:frame>
        </draw:g>
        <draw:g>
          <draw:g>
            <draw:custom-shape draw:style-name="gr2" draw:text-style-name="P1" draw:layer="layout" svg:width="1.016cm" svg:height="0.889cm" svg:x="29.842cm" svg:y="12.1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0.858cm" svg:y="12.1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1.858cm" svg:y="12.1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3" draw:layer="layout" svg:width="2.407cm" svg:height="0.848cm" svg:x="30.08cm" svg:y="13.337cm">
            <draw:text-box>
              <text:p><text:span text:style-name="T1">boat_2</text:span></text:p>
            </draw:text-box>
          </draw:frame>
          <draw:frame draw:style-name="gr24" draw:text-style-name="P6" draw:layer="layout" svg:width="1.179cm" svg:height="0.886cm" svg:x="29.828cm" svg:y="12.054cm">
            <draw:text-box>
              <text:p><text:span text:style-name="T3">L2</text:span></text:p>
            </draw:text-box>
          </draw:frame>
        </draw:g>
        <draw:g>
          <draw:g>
            <draw:custom-shape draw:style-name="gr2" draw:text-style-name="P1" draw:layer="layout" svg:width="1.016cm" svg:height="0.889cm" svg:x="34.642cm" svg:y="10.9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5.658cm" svg:y="10.9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6.658cm" svg:y="10.9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37.658cm" svg:y="10.9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3" draw:text-style-name="P3" draw:layer="layout" svg:width="2.407cm" svg:height="0.848cm" svg:x="35.581cm" svg:y="12.137cm">
            <draw:text-box>
              <text:p><text:span text:style-name="T1">boat_3</text:span></text:p>
            </draw:text-box>
          </draw:frame>
          <draw:frame draw:style-name="gr24" draw:text-style-name="P6" draw:layer="layout" svg:width="1.179cm" svg:height="0.886cm" svg:x="34.629cm" svg:y="10.855cm">
            <draw:text-box>
              <text:p><text:span text:style-name="T3">L3</text:span></text:p>
            </draw:text-box>
          </draw:frame>
        </draw:g>
        <draw:frame draw:style-name="gr25" draw:text-style-name="P3" draw:layer="layout" svg:width="14.785cm" svg:height="3.833cm" svg:x="24.315cm" svg:y="3.381cm">
          <draw:text-box>
            <text:p><text:span text:style-name="T1">Let's mark the leftmost border of each boat, </text:span></text:p>
            <text:p><text:span text:style-name="T1">as: </text:span><text:span text:style-name="T4">L1</text:span><text:span text:style-name="T1">, </text:span><text:span text:style-name="T4">L2</text:span><text:span text:style-name="T1"> and </text:span><text:span text:style-name="T4">L3</text:span></text:p>
            <text:p><text:span text:style-name="T1"/></text:p>
            <text:p><text:span text:style-name="T1">Now, let's consider the set of possible </text:span></text:p>
            <text:p><text:span text:style-name="T1">locations of </text:span><text:span text:style-name="T4">L1</text:span><text:span text:style-name="T1">, </text:span><text:span text:style-name="T4">L2</text:span><text:span text:style-name="T1"> and </text:span><text:span text:style-name="T4">L3</text:span><text:span text:style-name="T1">,</text:span></text:p>
            <text:p><text:span text:style-name="T1">with respect to restrictions of the problem</text:span></text:p>
          </draw:text-box>
        </draw:frame>
        <draw:line draw:style-name="gr26" draw:text-style-name="P2" draw:layer="layout" svg:x1="25.384cm" svg:y1="10.874cm" svg:x2="26.146cm" svg:y2="9.096cm">
          <text:p/>
        </draw:line>
        <draw:line draw:style-name="gr26" draw:text-style-name="P2" draw:layer="layout" svg:x1="25.511cm" svg:y1="10.874cm" svg:x2="27.133cm" svg:y2="9.109cm">
          <text:p/>
        </draw:line>
        <draw:line draw:style-name="gr26" draw:text-style-name="P2" draw:layer="layout" svg:x1="30.21cm" svg:y1="12.017cm" svg:x2="28.559cm" svg:y2="9.096cm">
          <text:p/>
        </draw:line>
        <draw:line draw:style-name="gr26" draw:text-style-name="P2" draw:layer="layout" svg:x1="30.337cm" svg:y1="12.017cm" svg:x2="29.773cm" svg:y2="9.11cm">
          <text:p/>
        </draw:line>
        <draw:line draw:style-name="gr26" draw:text-style-name="P2" draw:layer="layout" svg:x1="30.464cm" svg:y1="12.017cm" svg:x2="30.947cm" svg:y2="9.124cm">
          <text:p/>
        </draw:line>
        <draw:line draw:style-name="gr26" draw:text-style-name="P2" draw:layer="layout" svg:x1="34.528cm" svg:y1="10.747cm" svg:x2="31.973cm" svg:y2="9.11cm">
          <text:p/>
        </draw:line>
        <draw:line draw:style-name="gr26" draw:text-style-name="P2" draw:layer="layout" svg:x1="34.782cm" svg:y1="10.747cm" svg:x2="33.287cm" svg:y2="9.124cm">
          <text:p/>
        </draw:line>
        <draw:line draw:style-name="gr26" draw:text-style-name="P2" draw:layer="layout" svg:x1="35.036cm" svg:y1="10.747cm" svg:x2="34.401cm" svg:y2="9.138cm">
          <text:p/>
        </draw:line>
        <draw:g>
          <draw:custom-shape draw:style-name="gr1" draw:text-style-name="P2" draw:layer="layout" svg:width="1.143cm" svg:height="1.143cm" svg:x="24.521cm" svg:y="7.839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5.664cm" svg:y="7.839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6.807cm" svg:y="7.839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7.95cm" svg:y="7.839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29.093cm" svg:y="7.839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0.236cm" svg:y="7.839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1.379cm" svg:y="7.839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2.522cm" svg:y="7.839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3.665cm" svg:y="7.839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4.808cm" svg:y="7.839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143cm" svg:height="1.143cm" svg:x="35.951cm" svg:y="7.839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54cm" svg:height="0.254cm" svg:x="27.643cm" svg:y="8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31.072cm" svg:y="8.6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34.473cm" svg:y="8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143cm" svg:height="1.143cm" svg:x="37.068cm" svg:y="7.826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</draw:g>
        <draw:frame draw:style-name="gr27" draw:text-style-name="P3" draw:layer="layout" svg:width="16.06cm" svg:height="2.042cm" svg:x="24.316cm" svg:y="14.182cm">
          <draw:text-box>
            <text:p><text:span text:style-name="T1">We can notice, that the </text:span><text:span text:style-name="T4">leftmost border of every </text:span></text:p>
            <text:p><text:span text:style-name="T4">boat, can be located only after anchor of the </text:span></text:p>
            <text:p><text:span text:style-name="T4">previous boat!</text:span></text:p>
          </draw:text-box>
        </draw:frame>
        <draw:path draw:style-name="gr28" draw:text-style-name="P2" draw:layer="layout" svg:width="3.5cm" svg:height="0.909cm" draw:transform="skewX (0.0226892802759263) rotate (1.06273098153935) translate (26.1126436131769cm 12.1870708770409cm)" svg:viewBox="0 0 3501 910" svg:d="M0 877c272-66 523 87 800 12 282-75 599 3 869-123 226-106 428-259 673-331 250-74 487-191 736-269l208-69 215-97">
          <text:p/>
        </draw:path>
        <draw:path draw:style-name="gr28" draw:text-style-name="P2" draw:layer="layout" svg:width="2.254cm" svg:height="4.664cm" svg:x="31.285cm" svg:y="9.053cm" svg:viewBox="0 0 2255 4665" svg:d="M1052 4653c265-34 567 91 800-85 205-155 373-392 400-673 26-276-106-508-210-737-118-259-263-515-464-716-234-235-532-417-715-695-143-218-224-472-316-715-95-249-208-510-442-653l-84-232-21-147">
          <text:p/>
        </draw:path>
        <draw:path draw:style-name="gr28" draw:text-style-name="P2" draw:layer="layout" svg:width="4.18cm" svg:height="3.474cm" svg:x="34.879cm" svg:y="9.074cm" svg:viewBox="0 0 4181 3475" svg:d="M3116 3474c263 3 550 1 779-169 253-188 315-505 274-779-42-280-220-524-274-800-51-263-170-575-463-631-233-45-458-136-695-148-245-12-493-20-737 0-274 23-533-75-800-63-336 15-557-249-800-421l-189-252-211-190v-21">
          <text:p/>
        </draw:path>
        <draw:g>
          <draw:g>
            <draw:frame draw:style-name="gr8" draw:text-style-name="P1" draw:layer="layout" svg:width="1.495cm" svg:height="0.534cm" svg:x="22.247cm" svg:y="26.055cm">
              <t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8" draw:text-style-name="P1" draw:layer="layout" svg:width="0.42cm" svg:height="0.461cm" svg:x="24.28cm" svg:y="24.09cm">
              <text:p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  <draw:frame draw:style-name="gr8" draw:text-style-name="P1" draw:layer="layout" svg:width="0.853cm" svg:height="0.216cm" svg:x="24.228cm" svg:y="25.432cm">
              <t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  <draw:custom-shape draw:style-name="gr18" draw:text-style-name="P2" draw:layer="layout" svg:width="0.381cm" svg:height="4.924cm" svg:x="23.849cm" svg:y="23.816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0" draw:text-style-name="P4" draw:layer="layout" svg:width="10.658cm" svg:height="1.207cm" svg:x="25.129cm" svg:y="23.498cm">
              <draw:text-box>
                <text:p><text:span text:style-name="T2">in case if </text:span><text:span text:style-name="T5">g(s)</text:span><text:span text:style-name="T2"> </text:span><text:span text:style-name="T6">&gt; index of the last boat</text:span></text:p>
                <text:p><text:span text:style-name="T2">(all boats successfully aligned)</text:span></text:p>
              </draw:text-box>
            </draw:frame>
            <draw:frame draw:style-name="gr11" draw:text-style-name="P4" draw:layer="layout" svg:width="8.88cm" svg:height="1.207cm" svg:x="25.129cm" svg:y="24.998cm">
              <draw:text-box>
                <text:p><text:span text:style-name="T2">in case if </text:span><text:span text:style-name="T5">s &gt; boats[g(s)].anchor</text:span></text:p>
                <text:p><text:span text:style-name="T2">(forbidden state)</text:span></text:p>
              </draw:text-box>
            </draw:frame>
            <draw:frame draw:style-name="gr12" draw:text-style-name="P4" draw:layer="layout" svg:width="3.042cm" svg:height="0.729cm" svg:x="24.009cm" svg:y="26.402cm">
              <draw:text-box>
                <text:p><text:span text:style-name="T2">Otherwise:</text:span></text:p>
              </draw:text-box>
            </draw:frame>
            <draw:g>
              <draw:frame draw:style-name="gr8" draw:text-style-name="P1" draw:layer="layout" svg:width="1.883cm" svg:height="0.534cm" svg:x="25.23cm" svg:y="27.459cm">
                <text:p/>
                <draw:object xlink:href="./Object 23" xlink:type="simple" xlink:show="embed" xlink:actuate="onLoad"/>
                <draw:image xlink:href="./ObjectReplacements/Object 23" xlink:type="simple" xlink:show="embed" xlink:actuate="onLoad"/>
              </draw:frame>
              <draw:frame draw:style-name="gr8" draw:text-style-name="P1" draw:layer="layout" svg:width="12.235cm" svg:height="0.534cm" svg:x="25.231cm" svg:y="28.024cm">
                <text:p/>
                <draw:object xlink:href="./Object 24" xlink:type="simple" xlink:show="embed" xlink:actuate="onLoad"/>
                <draw:image xlink:href="./ObjectReplacements/Object 24" xlink:type="simple" xlink:show="embed" xlink:actuate="onLoad"/>
              </draw:frame>
              <draw:frame draw:style-name="gr8" draw:text-style-name="P1" draw:layer="layout" svg:width="0.926cm" svg:height="0.466cm" svg:x="24.141cm" svg:y="27.712cm">
                <text:p/>
                <draw:object xlink:href="./Object 25" xlink:type="simple" xlink:show="embed" xlink:actuate="onLoad"/>
                <draw:image xlink:href="./ObjectReplacements/Object 25" xlink:type="simple" xlink:show="embed" xlink:actuate="onLoad"/>
              </draw:frame>
              <draw:custom-shape draw:style-name="gr19" draw:text-style-name="P1" draw:layer="layout" svg:width="0.254cm" svg:height="1.397cm" svg:x="25.057cm" svg:y="27.289cm">
                <text:p/>
                <draw:enhanced-geometry svg:viewBox="0 0 21600 21600" draw:glue-points="21600 0 0 10800 21600 21600" draw:text-areas="6350 ?f3 21600 ?f4" draw:type="left-bracket" draw:modifiers="3445.49356223176" draw:enhanced-path="M 21600 0 C 10800 0 0 ?f3 0 ?f1 L 0 ?f2 C 0 ?f4 10800 21600 2160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left $0" draw:handle-range-y-minimum="0" draw:handle-range-y-maximum="10800"/>
                </draw:enhanced-geometry>
              </draw:custom-shape>
              <draw:custom-shape draw:style-name="gr20" draw:text-style-name="P1" draw:layer="layout" svg:width="0.254cm" svg:height="1.397cm" svg:x="37.211cm" svg:y="27.289cm">
                <text:p/>
                <draw:enhanced-geometry svg:viewBox="0 0 21600 21600" draw:glue-points="0 0 0 21600 21600 10800" draw:text-areas="0 ?f3 15150 ?f4" draw:type="right-bracket" draw:modifiers="1993.1330472103" draw:enhanced-path="M 0 0 C 10800 0 21600 ?f3 21600 ?f1 L 21600 ?f2 C 21600 ?f4 10800 21600 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right $0" draw:handle-range-y-minimum="0" draw:handle-range-y-maximum="10800"/>
                </draw:enhanced-geometry>
              </draw:custom-shape>
            </draw:g>
          </draw:g>
          <draw:frame draw:style-name="gr12" draw:text-style-name="P4" draw:layer="layout" svg:width="14.21cm" svg:height="5.031cm" svg:x="22.345cm" svg:y="18.693cm">
            <draw:text-box>
              <text:p><text:span text:style-name="T2">There is 1:1 mapping between </text:span><text:span text:style-name="T5">s</text:span><text:span text:style-name="T2"> and </text:span><text:span text:style-name="T5">b</text:span></text:p>
              <text:p><text:span text:style-name="T7"><text:s/></text:span></text:p>
              <text:p><text:span text:style-name="T8">So, we can express this fact as: </text:span></text:p>
              <text:p><text:span text:style-name="T8"/></text:p>
              <text:p><text:span text:style-name="T8">Which means, that we can represent resurrence relation</text:span></text:p>
              <text:p><text:span text:style-name="T8"/></text:p>
              <text:p><text:span text:style-name="T8">using smaller amount of variables:</text:span></text:p>
              <text:p><text:span text:style-name="T8"/></text:p>
              <text:p><text:span text:style-name="T8">R</text:span><text:span text:style-name="T8">esurrence relation:</text:span></text:p>
              <text:p><text:span text:style-name="T8"/></text:p>
            </draw:text-box>
          </draw:frame>
          <draw:frame draw:style-name="gr8" draw:text-style-name="P1" draw:layer="layout" svg:width="1.559cm" svg:height="0.509cm" svg:x="30.878cm" svg:y="19.778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8" draw:text-style-name="P1" draw:layer="layout" svg:width="4.97cm" svg:height="0.534cm" svg:x="31.464cm" svg:y="21.68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3:30:31.625364000</meta:creation-date>
    <dc:date>2016-01-27T21:34:46.856101000</dc:date>
    <meta:editing-duration>P1DT4H18M16S</meta:editing-duration>
    <meta:editing-cycles>15</meta:editing-cycles>
    <meta:generator>LibreOffice/4.3.1.2$MacOSX_x86 LibreOffice_project/958349dc3b25111dbca392fbc281a05559ef6848</meta:generator>
    <meta:document-statistic meta:object-count="208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

<file path=Object 10/content.xml><?xml version="1.0" encoding="utf-8"?>
<math xmlns="http://www.w3.org/1998/Math/MathML" display="block">
  <semantics>
    <mn>0</mn>
    <annotation encoding="StarMath 5.0">0
</annotation>
  </semantics>
</math>
</file>

<file path=Object 11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2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13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,</mn>
            <mspace width="0.5em"/>
            <mi>b</mi>
          </mrow>
        </mrow>
        <mo fence="true" stretchy="false">)</mo>
      </mrow>
      <mi>,</mi>
    </mrow>
    <annotation encoding="StarMath 5.0">f(s `+` 1,` b),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(s` +` boats[b].length `+` 1,` b `+` 1 )`+` coverage( s,` s `+` boats[b].length )</annotation>
  </semantics>
</math>
</file>

<file path=Object 16/content.xml><?xml version="1.0" encoding="utf-8"?>
<math xmlns="http://www.w3.org/1998/Math/MathML" display="block">
  <semantics>
    <mi mathvariant="italic">max</mi>
    <annotation encoding="StarMath 5.0">max 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,</mn>
            <mspace width="0.5em"/>
            <mi>b</mi>
          </mrow>
        </mrow>
        <mo fence="true" stretchy="false">)</mo>
      </mrow>
      <mi>,</mi>
    </mrow>
    <annotation encoding="StarMath 5.0">f(s `+` 1,` b),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(s` +` boats[b].length `+` 1,` b `+` 1 )`+` coverage( s,` s `+` boats[b].length )</annotation>
  </semantics>
</math>
</file>

<file path=Object 19/content.xml><?xml version="1.0" encoding="utf-8"?>
<math xmlns="http://www.w3.org/1998/Math/MathML" display="block">
  <semantics>
    <mi mathvariant="italic">max</mi>
    <annotation encoding="StarMath 5.0">max </annotation>
  </semantics>
</math>
</file>

<file path=Object 2/content.xml><?xml version="1.0" encoding="utf-8"?>
<math xmlns="http://www.w3.org/1998/Math/MathML" display="block">
  <semantics>
    <mn>0</mn>
    <annotation encoding="StarMath 5.0">0
</annotation>
  </semantics>
</math>
</file>

<file path=Object 20/content.xml><?xml version="1.0" encoding="utf-8"?>
<math xmlns="http://www.w3.org/1998/Math/MathML" display="block">
  <semantics>
    <mrow>
      <msub>
        <mi>f</mi>
        <mn>2</mn>
      </msub>
      <mrow>
        <mo fence="true" stretchy="false">(</mo>
        <mrow>
          <mi>s</mi>
        </mrow>
        <mo fence="true" stretchy="false">)</mo>
      </mrow>
      <mrow>
        <mspace width="0.5em"/>
        <mo stretchy="false">=</mo>
        <mspace/>
      </mrow>
    </mrow>
    <annotation encoding="StarMath 5.0">f_2( s ) `=`</annotation>
  </semantics>
</math>
</file>

<file path=Object 21/content.xml><?xml version="1.0" encoding="utf-8"?>
<math xmlns="http://www.w3.org/1998/Math/MathML" display="block">
  <semantics>
    <mn>0</mn>
    <annotation encoding="StarMath 5.0">0
</annotation>
  </semantics>
</math>
</file>

<file path=Object 22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23/content.xml><?xml version="1.0" encoding="utf-8"?>
<math xmlns="http://www.w3.org/1998/Math/MathML" display="block">
  <semantics>
    <mrow>
      <msub>
        <mi>f</mi>
        <mn>2</mn>
      </msub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i>,</mi>
    </mrow>
    <annotation encoding="StarMath 5.0">f_2(s `+` 1),</annotation>
  </semantics>
</math>
</file>

<file path=Object 24/content.xml><?xml version="1.0" encoding="utf-8"?>
<math xmlns="http://www.w3.org/1998/Math/MathML" display="block">
  <semantics>
    <mrow>
      <msub>
        <mi>f</mi>
        <mn>2</mn>
      </msub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row>
                  <mi>g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_2(s` +` boats[g(s)].length `+` 1 )`+` coverage( s,` s `+` boats[g(s)].length )</annotation>
  </semantics>
</math>
</file>

<file path=Object 25/content.xml><?xml version="1.0" encoding="utf-8"?>
<math xmlns="http://www.w3.org/1998/Math/MathML" display="block">
  <semantics>
    <mi mathvariant="italic">max</mi>
    <annotation encoding="StarMath 5.0">max </annotation>
  </semantics>
</math>
</file>

<file path=Object 26/content.xml><?xml version="1.0" encoding="utf-8"?>
<math xmlns="http://www.w3.org/1998/Math/MathML" display="block">
  <semantics>
    <mrow>
      <mrow>
        <mi>b</mi>
        <mo stretchy="false">=</mo>
        <mi>g</mi>
      </mrow>
      <mrow>
        <mo fence="true" stretchy="false">(</mo>
        <mrow>
          <mi>s</mi>
        </mrow>
        <mo fence="true" stretchy="false">)</mo>
      </mrow>
    </mrow>
    <annotation encoding="StarMath 5.0">b = g( s )</annotation>
  </semantics>
</math>
</file>

<file path=Object 27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 width="0.5em"/>
      </mrow>
      <mi>f</mi>
      <mrow>
        <mrow>
          <mo fence="true" stretchy="false">(</mo>
          <mrow>
            <mrow>
              <mi>s</mi>
              <mi>,</mi>
              <mspace width="0.5em"/>
              <mi>g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sub>
          <mi>f</mi>
          <mn>2</mn>
        </msub>
      </mrow>
      <mrow>
        <mo fence="true" stretchy="false">(</mo>
        <mrow>
          <mi>s</mi>
        </mrow>
        <mo fence="true" stretchy="false">)</mo>
      </mrow>
    </mrow>
    <annotation encoding="StarMath 5.0">f( s, `b ) `=` f( s, `g(s) ) = f_2( s )</annotation>
  </semantics>
</math>
</file>

<file path=Object 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4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5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pace width="0.5em"/>
          <mi mathvariant="italic">max</mi>
          <mrow>
            <mo fence="true" stretchy="false">(</mo>
            <mrow>
              <mrow>
                <mi>s</mi>
                <mi>,</mi>
                <mspace width="0.5em"/>
                <mi mathvariant="italic">boats</mi>
                <mrow>
                  <mo fence="true" stretchy="false">[</mo>
                  <mrow>
                    <mi>b</mi>
                  </mrow>
                  <mo fence="true" stretchy="false">]</mo>
                </mrow>
                <mi>.</mi>
                <mi mathvariant="italic">minPos</mi>
              </mrow>
            </mrow>
            <mo fence="true" stretchy="false">)</mo>
          </mrow>
          <mspace width="0.5em"/>
          <mn>..</mn>
          <mspace width="0.5em"/>
          <mi mathvariant="italic">boats</mi>
          <mrow>
            <mo fence="true" stretchy="false">[</mo>
            <mrow>
              <mi>b</mi>
            </mrow>
            <mo fence="true" stretchy="false">]</mo>
          </mrow>
          <mi>.</mi>
          <mi mathvariant="italic">anchor</mi>
          <mspace width="0.5em"/>
        </mrow>
      </mrow>
      <mo fence="true" stretchy="false">]</mo>
    </mrow>
    <annotation encoding="StarMath 5.0">[`max(s, `boats[b].minPos)`..`boats[b].anchor`]</annotation>
  </semantics>
</math>
</file>

<file path=Object 7/content.xml><?xml version="1.0" encoding="utf-8"?>
<math xmlns="http://www.w3.org/1998/Math/MathML" display="block">
  <semantics>
    <mrow>
      <mi mathvariant="italic">coverage</mi>
      <mrow>
        <mo fence="true" stretchy="false">(</mo>
        <mrow>
          <mrow>
            <mi>i</mi>
            <mi>,</mi>
            <mspace width="0.5em"/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coverage( i,` i `+` boats[b].length 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</mrow>
    <annotation encoding="StarMath 5.0">f( i `+` boats[b].length `+` 1,` b `+` 1 )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